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61"/>
    <style:style style:name="ce3" style:family="table-cell" style:parent-style-name="Default" style:data-style-name="N61">
      <style:text-properties style:font-name="Arial" style:font-name-asian="AR PL UMing HK" style:font-name-complex="FreeSan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>
            <text:p>isotope</text:p>
          </table:table-cell>
          <table:table-cell office:value-type="string">
            <text:p>m1 amount</text:p>
          </table:table-cell>
          <table:table-cell office:value-type="string">
            <text:p>m2 amount</text:p>
          </table:table-cell>
          <table:table-cell office:value-type="string">
            <text:p>available isotopes</text:p>
          </table:table-cell>
          <table:table-cell/>
          <table:table-cell office:value-type="string">
            <text:p>IUPAC 2009 Abundances</text:p>
          </table:table-cell>
          <table:table-cell table:number-columns-repeated="2"/>
          <table:table-cell office:value-type="string">
            <text:p>m1 def</text:p>
          </table:table-cell>
          <table:table-cell table:style-name="Default"/>
          <table:table-cell/>
          <table:table-cell office:value-type="string">
            <text:p>m2 def</text:p>
          </table:table-cell>
          <table:table-cell table:style-name="Default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1000">
            <text:p>1000</text:p>
          </table:table-cell>
          <table:table-cell/>
          <table:table-cell table:style-name="ce1" office:value-type="float" office:value="0.146">
            <text:p>1.46E-001</text:p>
          </table:table-cell>
          <table:table-cell office:value-type="string">
            <text:p>1001.21c</text:p>
          </table:table-cell>
          <table:table-cell/>
          <table:table-cell office:value-type="float" office:value="1">
            <text:p>1</text:p>
          </table:table-cell>
          <table:table-cell office:value-type="float" office:value="99.9885">
            <text:p>99.9885</text:p>
          </table:table-cell>
          <table:table-cell table:number-columns-repeated="2"/>
          <table:table-cell table:style-name="Default"/>
          <table:table-cell/>
          <table:table-cell table:formula="of:=[.D3]" office:value-type="string" office:string-value="1001.21c">
            <text:p>1001.21c</text:p>
          </table:table-cell>
          <table:table-cell table:style-name="ce1" table:formula="of:=[.$C$3]*[.$G3]/SUM([.$G$3:.$G$4])" office:value-type="float" office:value="0.14598321">
            <text:p>1.46E-001</text:p>
          </table:table-cell>
        </table:table-row>
        <table:table-row table:style-name="ro1">
          <table:table-cell table:number-columns-repeated="3"/>
          <table:table-cell office:value-type="string">
            <text:p>1002.21c</text:p>
          </table:table-cell>
          <table:table-cell/>
          <table:table-cell office:value-type="float" office:value="2">
            <text:p>2</text:p>
          </table:table-cell>
          <table:table-cell office:value-type="float" office:value="0.0115">
            <text:p>0.0115</text:p>
          </table:table-cell>
          <table:table-cell table:number-columns-repeated="2"/>
          <table:table-cell table:style-name="Default"/>
          <table:table-cell/>
          <table:table-cell table:formula="of:=[.D4]" office:value-type="string" office:string-value="1002.21c">
            <text:p>1002.21c</text:p>
          </table:table-cell>
          <table:table-cell table:style-name="ce1" table:formula="of:=[.$C$3]*[.$G4]/SUM([.$G$3:.$G$4])" office:value-type="float" office:value="0.00001679">
            <text:p>1.68E-005</text:p>
          </table:table-cell>
        </table:table-row>
        <table:table-row table:style-name="ro1">
          <table:table-cell table:number-columns-repeated="3"/>
          <table:table-cell office:value-type="string">
            <text:p>1003.21c is available but there is no IUPAC 2009 abundanc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7000.21c</text:p>
          </table:table-cell>
          <table:table-cell table:style-name="ce1" office:value-type="float" office:value="0.00278">
            <text:p>2.78E-003</text:p>
          </table:table-cell>
          <table:table-cell table:style-name="ce1" office:value-type="float" office:value="0.00217">
            <text:p>2.17E-003</text:p>
          </table:table-cell>
          <table:table-cell office:value-type="string">
            <text:p>7014.21c</text:p>
          </table:table-cell>
          <table:table-cell/>
          <table:table-cell office:value-type="float" office:value="14">
            <text:p>14</text:p>
          </table:table-cell>
          <table:table-cell office:value-type="float" office:value="99.636">
            <text:p>99.636</text:p>
          </table:table-cell>
          <table:table-cell/>
          <table:table-cell table:formula="of:=[.D7]" office:value-type="string" office:string-value="7014.21c">
            <text:p>7014.21c</text:p>
          </table:table-cell>
          <table:table-cell table:formula="of:=[.$B$11]*[.$G7]/SUM([.$G$11:.$G$12])" office:value-type="float" office:value="0">
            <text:p>0.00E+00</text:p>
          </table:table-cell>
          <table:table-cell/>
          <table:table-cell table:formula="of:=[.D7]" office:value-type="string" office:string-value="7014.21c">
            <text:p>7014.21c</text:p>
          </table:table-cell>
          <table:table-cell table:style-name="ce3" table:formula="of:=[.$C$11]*[.$G7]/SUM([.$G$11:.$G$12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7015.21c</text:p>
          </table:table-cell>
          <table:table-cell/>
          <table:table-cell office:value-type="float" office:value="15">
            <text:p>15</text:p>
          </table:table-cell>
          <table:table-cell office:value-type="float" office:value="0.364">
            <text:p>0.364</text:p>
          </table:table-cell>
          <table:table-cell/>
          <table:table-cell table:formula="of:=[.D8]" office:value-type="string" office:string-value="7015.21c">
            <text:p>7015.21c</text:p>
          </table:table-cell>
          <table:table-cell table:formula="of:=[.$B$11]*[.$G8]/SUM([.$G$11:.$G$12])" office:value-type="float" office:value="0">
            <text:p>0.00E+00</text:p>
          </table:table-cell>
          <table:table-cell/>
          <table:table-cell table:formula="of:=[.D8]" office:value-type="string" office:string-value="7015.21c">
            <text:p>7015.21c</text:p>
          </table:table-cell>
          <table:table-cell table:style-name="ce3" table:formula="of:=[.$C$11]*[.$G8]/SUM([.$G$11:.$G$12])" office:value-type="float" office:value="0">
            <text:p>0.00E+00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22000.21c</text:p>
          </table:table-cell>
          <table:table-cell table:style-name="ce1" office:value-type="float" office:value="0.00174">
            <text:p>1.74E-003</text:p>
          </table:table-cell>
          <table:table-cell table:style-name="ce1" office:value-type="float" office:value="0.00136">
            <text:p>1.36E-003</text:p>
          </table:table-cell>
          <table:table-cell office:value-type="string">
            <text:p>22046.21c</text:p>
          </table:table-cell>
          <table:table-cell/>
          <table:table-cell office:value-type="float" office:value="46">
            <text:p>46</text:p>
          </table:table-cell>
          <table:table-cell office:value-type="float" office:value="8.25">
            <text:p>8.25</text:p>
          </table:table-cell>
          <table:table-cell/>
          <table:table-cell table:formula="of:=[.D10]" office:value-type="string" office:string-value="22046.21c">
            <text:p>22046.21c</text:p>
          </table:table-cell>
          <table:table-cell table:formula="of:=[.$B$17]*[.G10]/SUM([.$G$17:.$G$21])" office:value-type="float" office:value="0">
            <text:p>0.00E+00</text:p>
          </table:table-cell>
          <table:table-cell/>
          <table:table-cell table:formula="of:=[.D10]" office:value-type="string" office:string-value="22046.21c">
            <text:p>22046.21c</text:p>
          </table:table-cell>
          <table:table-cell table:formula="of:=[.$C$17]*[.G10]/SUM([.$G$17:.$G$21])" office:value-type="float" office:value="0">
            <text:p>0.00E+00</text:p>
          </table:table-cell>
        </table:table-row>
        <table:table-row table:style-name="ro1">
          <table:table-cell/>
          <table:table-cell table:number-columns-repeated="2"/>
          <table:table-cell office:value-type="string">
            <text:p>22047.21c</text:p>
          </table:table-cell>
          <table:table-cell/>
          <table:table-cell office:value-type="float" office:value="47">
            <text:p>47</text:p>
          </table:table-cell>
          <table:table-cell office:value-type="float" office:value="7.44">
            <text:p>7.44</text:p>
          </table:table-cell>
          <table:table-cell/>
          <table:table-cell table:formula="of:=[.D11]" office:value-type="string" office:string-value="22047.21c">
            <text:p>22047.21c</text:p>
          </table:table-cell>
          <table:table-cell table:formula="of:=[.$B$17]*[.G11]/SUM([.$G$17:.$G$21])" office:value-type="float" office:value="0">
            <text:p>0.00E+00</text:p>
          </table:table-cell>
          <table:table-cell/>
          <table:table-cell table:formula="of:=[.D11]" office:value-type="string" office:string-value="22047.21c">
            <text:p>22047.21c</text:p>
          </table:table-cell>
          <table:table-cell table:formula="of:=[.$C$17]*[.G11]/SUM([.$G$17:.$G$21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22048.21c</text:p>
          </table:table-cell>
          <table:table-cell/>
          <table:table-cell office:value-type="float" office:value="48">
            <text:p>48</text:p>
          </table:table-cell>
          <table:table-cell office:value-type="float" office:value="73.72">
            <text:p>73.72</text:p>
          </table:table-cell>
          <table:table-cell/>
          <table:table-cell table:formula="of:=[.D12]" office:value-type="string" office:string-value="22048.21c">
            <text:p>22048.21c</text:p>
          </table:table-cell>
          <table:table-cell table:formula="of:=[.$B$17]*[.G12]/SUM([.$G$17:.$G$21])" office:value-type="float" office:value="0">
            <text:p>0.00E+00</text:p>
          </table:table-cell>
          <table:table-cell/>
          <table:table-cell table:formula="of:=[.D12]" office:value-type="string" office:string-value="22048.21c">
            <text:p>22048.21c</text:p>
          </table:table-cell>
          <table:table-cell table:formula="of:=[.$C$17]*[.G12]/SUM([.$G$17:.$G$21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22049.21c</text:p>
          </table:table-cell>
          <table:table-cell/>
          <table:table-cell office:value-type="float" office:value="49">
            <text:p>49</text:p>
          </table:table-cell>
          <table:table-cell office:value-type="float" office:value="5.41">
            <text:p>5.41</text:p>
          </table:table-cell>
          <table:table-cell/>
          <table:table-cell table:formula="of:=[.D13]" office:value-type="string" office:string-value="22049.21c">
            <text:p>22049.21c</text:p>
          </table:table-cell>
          <table:table-cell table:formula="of:=[.$B$17]*[.G13]/SUM([.$G$17:.$G$21])" office:value-type="float" office:value="0">
            <text:p>0.00E+00</text:p>
          </table:table-cell>
          <table:table-cell/>
          <table:table-cell table:formula="of:=[.D13]" office:value-type="string" office:string-value="22049.21c">
            <text:p>22049.21c</text:p>
          </table:table-cell>
          <table:table-cell table:formula="of:=[.$C$17]*[.G13]/SUM([.$G$17:.$G$21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22050.21c</text:p>
          </table:table-cell>
          <table:table-cell/>
          <table:table-cell office:value-type="float" office:value="50">
            <text:p>50</text:p>
          </table:table-cell>
          <table:table-cell office:value-type="float" office:value="5.18">
            <text:p>5.18</text:p>
          </table:table-cell>
          <table:table-cell/>
          <table:table-cell table:formula="of:=[.D14]" office:value-type="string" office:string-value="22050.21c">
            <text:p>22050.21c</text:p>
          </table:table-cell>
          <table:table-cell table:formula="of:=[.$B$17]*[.G14]/SUM([.$G$17:.$G$21])" office:value-type="float" office:value="0">
            <text:p>0.00E+00</text:p>
          </table:table-cell>
          <table:table-cell/>
          <table:table-cell table:formula="of:=[.D14]" office:value-type="string" office:string-value="22050.21c">
            <text:p>22050.21c</text:p>
          </table:table-cell>
          <table:table-cell table:formula="of:=[.$C$17]*[.G14]/SUM([.$G$17:.$G$21])" office:value-type="float" office:value="0">
            <text:p>0.00E+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24000.21c</text:p>
          </table:table-cell>
          <table:table-cell table:style-name="ce1" office:value-type="float" office:value="0.187">
            <text:p>1.87E-001</text:p>
          </table:table-cell>
          <table:table-cell table:style-name="ce1" office:value-type="float" office:value="0.146">
            <text:p>1.46E-001</text:p>
          </table:table-cell>
          <table:table-cell office:value-type="string">
            <text:p>24050.21c</text:p>
          </table:table-cell>
          <table:table-cell/>
          <table:table-cell office:value-type="float" office:value="50">
            <text:p>50</text:p>
          </table:table-cell>
          <table:table-cell office:value-type="float" office:value="4.345">
            <text:p>4.345</text:p>
          </table:table-cell>
          <table:table-cell/>
          <table:table-cell table:formula="of:=[.D16]" office:value-type="string" office:string-value="24050.21c">
            <text:p>24050.21c</text:p>
          </table:table-cell>
          <table:table-cell table:formula="of:=[.$B$23]*[.G16]/SUM([.$G$23:.$G$26])" office:value-type="float" office:value="0">
            <text:p>0.00E+00</text:p>
          </table:table-cell>
          <table:table-cell/>
          <table:table-cell table:formula="of:=[.D16]" office:value-type="string" office:string-value="24050.21c">
            <text:p>24050.21c</text:p>
          </table:table-cell>
          <table:table-cell table:formula="of:=[.$C$23]*[.G16]/SUM([.$G$23:.$G$26])" office:value-type="float" office:value="0">
            <text:p>0.00E+00</text:p>
          </table:table-cell>
        </table:table-row>
        <table:table-row table:style-name="ro1">
          <table:table-cell/>
          <table:table-cell table:number-columns-repeated="2"/>
          <table:table-cell office:value-type="string">
            <text:p>24052.21c</text:p>
          </table:table-cell>
          <table:table-cell/>
          <table:table-cell office:value-type="float" office:value="52">
            <text:p>52</text:p>
          </table:table-cell>
          <table:table-cell office:value-type="float" office:value="83.789">
            <text:p>83.789</text:p>
          </table:table-cell>
          <table:table-cell/>
          <table:table-cell table:formula="of:=[.D17]" office:value-type="string" office:string-value="24052.21c">
            <text:p>24052.21c</text:p>
          </table:table-cell>
          <table:table-cell table:formula="of:=[.$B$23]*[.G17]/SUM([.$G$23:.$G$26])" office:value-type="float" office:value="0">
            <text:p>0.00E+00</text:p>
          </table:table-cell>
          <table:table-cell/>
          <table:table-cell table:formula="of:=[.D17]" office:value-type="string" office:string-value="24052.21c">
            <text:p>24052.21c</text:p>
          </table:table-cell>
          <table:table-cell table:formula="of:=[.$C$23]*[.G17]/SUM([.$G$23:.$G$26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24053.21c</text:p>
          </table:table-cell>
          <table:table-cell/>
          <table:table-cell office:value-type="float" office:value="53">
            <text:p>53</text:p>
          </table:table-cell>
          <table:table-cell office:value-type="float" office:value="9.501">
            <text:p>9.501</text:p>
          </table:table-cell>
          <table:table-cell/>
          <table:table-cell table:formula="of:=[.D18]" office:value-type="string" office:string-value="24053.21c">
            <text:p>24053.21c</text:p>
          </table:table-cell>
          <table:table-cell table:formula="of:=[.$B$23]*[.G18]/SUM([.$G$23:.$G$26])" office:value-type="float" office:value="0">
            <text:p>0.00E+00</text:p>
          </table:table-cell>
          <table:table-cell/>
          <table:table-cell table:formula="of:=[.D18]" office:value-type="string" office:string-value="24053.21c">
            <text:p>24053.21c</text:p>
          </table:table-cell>
          <table:table-cell table:formula="of:=[.$C$23]*[.G18]/SUM([.$G$23:.$G$26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24054.21c</text:p>
          </table:table-cell>
          <table:table-cell/>
          <table:table-cell office:value-type="float" office:value="54">
            <text:p>54</text:p>
          </table:table-cell>
          <table:table-cell office:value-type="float" office:value="2.365">
            <text:p>2.365</text:p>
          </table:table-cell>
          <table:table-cell/>
          <table:table-cell table:formula="of:=[.D19]" office:value-type="string" office:string-value="24054.21c">
            <text:p>24054.21c</text:p>
          </table:table-cell>
          <table:table-cell table:formula="of:=[.$B$23]*[.G19]/SUM([.$G$23:.$G$26])" office:value-type="float" office:value="0">
            <text:p>0.00E+00</text:p>
          </table:table-cell>
          <table:table-cell/>
          <table:table-cell table:formula="of:=[.D19]" office:value-type="string" office:string-value="24054.21c">
            <text:p>24054.21c</text:p>
          </table:table-cell>
          <table:table-cell table:formula="of:=[.$C$23]*[.G19]/SUM([.$G$23:.$G$26])" office:value-type="float" office:value="0">
            <text:p>0.00E+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28000.21c</text:p>
          </table:table-cell>
          <table:table-cell table:style-name="ce1" office:value-type="float" office:value="0.116">
            <text:p>1.16E-001</text:p>
          </table:table-cell>
          <table:table-cell table:style-name="ce1" office:value-type="float" office:value="0.0906">
            <text:p>9.06E-002</text:p>
          </table:table-cell>
          <table:table-cell office:value-type="string">
            <text:p>28058.21c</text:p>
          </table:table-cell>
          <table:table-cell/>
          <table:table-cell office:value-type="float" office:value="58">
            <text:p>58</text:p>
          </table:table-cell>
          <table:table-cell office:value-type="float" office:value="86.077">
            <text:p>86.077</text:p>
          </table:table-cell>
          <table:table-cell/>
          <table:table-cell table:formula="of:=[.D21]" office:value-type="string" office:string-value="28058.21c">
            <text:p>28058.21c</text:p>
          </table:table-cell>
          <table:table-cell table:formula="of:=[.$B$28]*[.$G21]/SUM([.$G$28:.$G$32])" office:value-type="float" office:value="0">
            <text:p>0.00E+00</text:p>
          </table:table-cell>
          <table:table-cell/>
          <table:table-cell table:formula="of:=[.D21]" office:value-type="string" office:string-value="28058.21c">
            <text:p>28058.21c</text:p>
          </table:table-cell>
          <table:table-cell table:formula="of:=[.$C$28]*[.$G21]/SUM([.$G$28:.$G$32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28060.21c</text:p>
          </table:table-cell>
          <table:table-cell/>
          <table:table-cell office:value-type="float" office:value="60">
            <text:p>60</text:p>
          </table:table-cell>
          <table:table-cell office:value-type="float" office:value="26.223">
            <text:p>26.223</text:p>
          </table:table-cell>
          <table:table-cell/>
          <table:table-cell table:formula="of:=[.D22]" office:value-type="string" office:string-value="28060.21c">
            <text:p>28060.21c</text:p>
          </table:table-cell>
          <table:table-cell table:formula="of:=[.$B$28]*[.$G22]/SUM([.$G$28:.$G$32])" office:value-type="float" office:value="0">
            <text:p>0.00E+00</text:p>
          </table:table-cell>
          <table:table-cell/>
          <table:table-cell table:formula="of:=[.D22]" office:value-type="string" office:string-value="28060.21c">
            <text:p>28060.21c</text:p>
          </table:table-cell>
          <table:table-cell table:formula="of:=[.$C$28]*[.$G22]/SUM([.$G$28:.$G$32])" office:value-type="float" office:value="0">
            <text:p>0.00E+00</text:p>
          </table:table-cell>
        </table:table-row>
        <table:table-row table:style-name="ro1">
          <table:table-cell/>
          <table:table-cell table:number-columns-repeated="2"/>
          <table:table-cell office:value-type="string">
            <text:p>28061.21c</text:p>
          </table:table-cell>
          <table:table-cell/>
          <table:table-cell office:value-type="float" office:value="61">
            <text:p>61</text:p>
          </table:table-cell>
          <table:table-cell office:value-type="float" office:value="1.1399">
            <text:p>1.1399</text:p>
          </table:table-cell>
          <table:table-cell/>
          <table:table-cell table:formula="of:=[.D23]" office:value-type="string" office:string-value="28061.21c">
            <text:p>28061.21c</text:p>
          </table:table-cell>
          <table:table-cell table:formula="of:=[.$B$28]*[.$G23]/SUM([.$G$28:.$G$32])" office:value-type="float" office:value="0">
            <text:p>0.00E+00</text:p>
          </table:table-cell>
          <table:table-cell/>
          <table:table-cell table:formula="of:=[.D23]" office:value-type="string" office:string-value="28061.21c">
            <text:p>28061.21c</text:p>
          </table:table-cell>
          <table:table-cell table:formula="of:=[.$C$28]*[.$G23]/SUM([.$G$28:.$G$32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28062.21c</text:p>
          </table:table-cell>
          <table:table-cell/>
          <table:table-cell office:value-type="float" office:value="62">
            <text:p>62</text:p>
          </table:table-cell>
          <table:table-cell office:value-type="float" office:value="3.6346">
            <text:p>3.6346</text:p>
          </table:table-cell>
          <table:table-cell/>
          <table:table-cell table:formula="of:=[.D24]" office:value-type="string" office:string-value="28062.21c">
            <text:p>28062.21c</text:p>
          </table:table-cell>
          <table:table-cell table:formula="of:=[.$B$28]*[.$G24]/SUM([.$G$28:.$G$32])" office:value-type="float" office:value="0">
            <text:p>0.00E+00</text:p>
          </table:table-cell>
          <table:table-cell/>
          <table:table-cell table:formula="of:=[.D24]" office:value-type="string" office:string-value="28062.21c">
            <text:p>28062.21c</text:p>
          </table:table-cell>
          <table:table-cell table:formula="of:=[.$C$28]*[.$G24]/SUM([.$G$28:.$G$32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28064.21c</text:p>
          </table:table-cell>
          <table:table-cell/>
          <table:table-cell office:value-type="float" office:value="64">
            <text:p>64</text:p>
          </table:table-cell>
          <table:table-cell office:value-type="float" office:value="0.9255">
            <text:p>0.9255</text:p>
          </table:table-cell>
          <table:table-cell/>
          <table:table-cell table:formula="of:=[.D25]" office:value-type="string" office:string-value="28064.21c">
            <text:p>28064.21c</text:p>
          </table:table-cell>
          <table:table-cell table:formula="of:=[.$B$28]*[.$G25]/SUM([.$G$28:.$G$32])" office:value-type="float" office:value="0">
            <text:p>0.00E+00</text:p>
          </table:table-cell>
          <table:table-cell/>
          <table:table-cell table:formula="of:=[.D25]" office:value-type="string" office:string-value="28064.21c">
            <text:p>28064.21c</text:p>
          </table:table-cell>
          <table:table-cell table:formula="of:=[.$C$28]*[.$G25]/SUM([.$G$28:.$G$32])" office:value-type="float" office:value="0">
            <text:p>0.00E+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29000.21c</text:p>
          </table:table-cell>
          <table:table-cell table:style-name="ce1" office:value-type="float" office:value="0.00262">
            <text:p>2.62E-003</text:p>
          </table:table-cell>
          <table:table-cell table:style-name="ce1" office:value-type="float" office:value="0.00205">
            <text:p>2.05E-003</text:p>
          </table:table-cell>
          <table:table-cell office:value-type="string">
            <text:p>29063.21c</text:p>
          </table:table-cell>
          <table:table-cell/>
          <table:table-cell office:value-type="float" office:value="63">
            <text:p>63</text:p>
          </table:table-cell>
          <table:table-cell office:value-type="float" office:value="69.15">
            <text:p>69.15</text:p>
          </table:table-cell>
          <table:table-cell/>
          <table:table-cell table:formula="of:=[.D27]" office:value-type="string" office:string-value="29063.21c">
            <text:p>29063.21c</text:p>
          </table:table-cell>
          <table:table-cell table:formula="of:=[.$B$34]*[.$G27]/SUM([.$G$34:.$G$35])" office:value-type="float" office:value="0">
            <text:p>0.00E+00</text:p>
          </table:table-cell>
          <table:table-cell/>
          <table:table-cell table:formula="of:=[.D27]" office:value-type="string" office:string-value="29063.21c">
            <text:p>29063.21c</text:p>
          </table:table-cell>
          <table:table-cell table:formula="of:=[.$C$34]*[.$G27]/SUM([.$G$34:.$G$35])" office:value-type="float" office:value="0">
            <text:p>0.00E+00</text:p>
          </table:table-cell>
        </table:table-row>
        <table:table-row table:style-name="ro1">
          <table:table-cell/>
          <table:table-cell table:number-columns-repeated="2"/>
          <table:table-cell office:value-type="string">
            <text:p>29065.21c</text:p>
          </table:table-cell>
          <table:table-cell/>
          <table:table-cell office:value-type="float" office:value="65">
            <text:p>65</text:p>
          </table:table-cell>
          <table:table-cell office:value-type="float" office:value="30.85">
            <text:p>30.85</text:p>
          </table:table-cell>
          <table:table-cell/>
          <table:table-cell table:formula="of:=[.D28]" office:value-type="string" office:string-value="29065.21c">
            <text:p>29065.21c</text:p>
          </table:table-cell>
          <table:table-cell table:formula="of:=[.$B$34]*[.$G28]/SUM([.$G$34:.$G$35])" office:value-type="float" office:value="0">
            <text:p>0.00E+00</text:p>
          </table:table-cell>
          <table:table-cell/>
          <table:table-cell table:formula="of:=[.D28]" office:value-type="string" office:string-value="29065.21c">
            <text:p>29065.21c</text:p>
          </table:table-cell>
          <table:table-cell table:formula="of:=[.$C$34]*[.$G28]/SUM([.$G$34:.$G$35])" office:value-type="float" office:value="0">
            <text:p>0.00E+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42000.21c</text:p>
          </table:table-cell>
          <table:table-cell table:style-name="ce1" office:value-type="float" office:value="0.0145">
            <text:p>1.45E-002</text:p>
          </table:table-cell>
          <table:table-cell table:style-name="ce1" office:value-type="float" office:value="0.0113">
            <text:p>1.13E-002</text:p>
          </table:table-cell>
          <table:table-cell office:value-type="string">
            <text:p>42092.21c</text:p>
          </table:table-cell>
          <table:table-cell/>
          <table:table-cell office:value-type="float" office:value="92">
            <text:p>92</text:p>
          </table:table-cell>
          <table:table-cell office:value-type="float" office:value="14.53">
            <text:p>14.53</text:p>
          </table:table-cell>
          <table:table-cell/>
          <table:table-cell table:formula="of:=[.D30]" office:value-type="string" office:string-value="42092.21c">
            <text:p>42092.21c</text:p>
          </table:table-cell>
          <table:table-cell table:formula="of:=[.$B$37]*[.G30]/SUM([.$G$35:.$G$41])" office:value-type="float" office:value="0">
            <text:p>0.00E+00</text:p>
          </table:table-cell>
          <table:table-cell/>
          <table:table-cell table:formula="of:=[.D30]" office:value-type="string" office:string-value="42092.21c">
            <text:p>42092.21c</text:p>
          </table:table-cell>
          <table:table-cell table:formula="of:=[.$C$37]*[.G30]/SUM([.$G$35:.$G$41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42094.21c</text:p>
          </table:table-cell>
          <table:table-cell/>
          <table:table-cell office:value-type="float" office:value="94">
            <text:p>94</text:p>
          </table:table-cell>
          <table:table-cell office:value-type="float" office:value="9.15">
            <text:p>9.15</text:p>
          </table:table-cell>
          <table:table-cell/>
          <table:table-cell table:formula="of:=[.D31]" office:value-type="string" office:string-value="42094.21c">
            <text:p>42094.21c</text:p>
          </table:table-cell>
          <table:table-cell table:formula="of:=[.$B$37]*[.G31]/SUM([.$G$35:.$G$41])" office:value-type="float" office:value="0">
            <text:p>0.00E+00</text:p>
          </table:table-cell>
          <table:table-cell/>
          <table:table-cell table:formula="of:=[.D31]" office:value-type="string" office:string-value="42094.21c">
            <text:p>42094.21c</text:p>
          </table:table-cell>
          <table:table-cell table:formula="of:=[.$C$37]*[.G31]/SUM([.$G$35:.$G$41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42095.21c</text:p>
          </table:table-cell>
          <table:table-cell/>
          <table:table-cell office:value-type="float" office:value="95">
            <text:p>95</text:p>
          </table:table-cell>
          <table:table-cell office:value-type="float" office:value="15.84">
            <text:p>15.84</text:p>
          </table:table-cell>
          <table:table-cell/>
          <table:table-cell table:formula="of:=[.D32]" office:value-type="string" office:string-value="42095.21c">
            <text:p>42095.21c</text:p>
          </table:table-cell>
          <table:table-cell table:formula="of:=[.$B$37]*[.G32]/SUM([.$G$35:.$G$41])" office:value-type="float" office:value="0">
            <text:p>0.00E+00</text:p>
          </table:table-cell>
          <table:table-cell/>
          <table:table-cell table:formula="of:=[.D32]" office:value-type="string" office:string-value="42095.21c">
            <text:p>42095.21c</text:p>
          </table:table-cell>
          <table:table-cell table:formula="of:=[.$C$37]*[.G32]/SUM([.$G$35:.$G$41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42096.21c</text:p>
          </table:table-cell>
          <table:table-cell/>
          <table:table-cell office:value-type="float" office:value="96">
            <text:p>96</text:p>
          </table:table-cell>
          <table:table-cell office:value-type="float" office:value="16.67">
            <text:p>16.67</text:p>
          </table:table-cell>
          <table:table-cell/>
          <table:table-cell table:formula="of:=[.D33]" office:value-type="string" office:string-value="42096.21c">
            <text:p>42096.21c</text:p>
          </table:table-cell>
          <table:table-cell table:formula="of:=[.$B$37]*[.G33]/SUM([.$G$35:.$G$41])" office:value-type="float" office:value="0">
            <text:p>0.00E+00</text:p>
          </table:table-cell>
          <table:table-cell/>
          <table:table-cell table:formula="of:=[.D33]" office:value-type="string" office:string-value="42096.21c">
            <text:p>42096.21c</text:p>
          </table:table-cell>
          <table:table-cell table:formula="of:=[.$C$37]*[.G33]/SUM([.$G$35:.$G$41])" office:value-type="float" office:value="0">
            <text:p>0.00E+00</text:p>
          </table:table-cell>
        </table:table-row>
        <table:table-row table:style-name="ro1">
          <table:table-cell/>
          <table:table-cell table:number-columns-repeated="2"/>
          <table:table-cell office:value-type="string">
            <text:p>42097.21c</text:p>
          </table:table-cell>
          <table:table-cell/>
          <table:table-cell office:value-type="float" office:value="97">
            <text:p>97</text:p>
          </table:table-cell>
          <table:table-cell office:value-type="float" office:value="9.6">
            <text:p>9.6</text:p>
          </table:table-cell>
          <table:table-cell/>
          <table:table-cell table:formula="of:=[.D34]" office:value-type="string" office:string-value="42097.21c">
            <text:p>42097.21c</text:p>
          </table:table-cell>
          <table:table-cell table:formula="of:=[.$B$37]*[.G34]/SUM([.$G$35:.$G$41])" office:value-type="float" office:value="0">
            <text:p>0.00E+00</text:p>
          </table:table-cell>
          <table:table-cell/>
          <table:table-cell table:formula="of:=[.D34]" office:value-type="string" office:string-value="42097.21c">
            <text:p>42097.21c</text:p>
          </table:table-cell>
          <table:table-cell table:formula="of:=[.$C$37]*[.G34]/SUM([.$G$35:.$G$41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42098.21c</text:p>
          </table:table-cell>
          <table:table-cell/>
          <table:table-cell office:value-type="float" office:value="98">
            <text:p>98</text:p>
          </table:table-cell>
          <table:table-cell office:value-type="float" office:value="24.39">
            <text:p>24.39</text:p>
          </table:table-cell>
          <table:table-cell/>
          <table:table-cell table:formula="of:=[.D35]" office:value-type="string" office:string-value="42098.21c">
            <text:p>42098.21c</text:p>
          </table:table-cell>
          <table:table-cell table:formula="of:=[.$B$37]*[.G35]/SUM([.$G$35:.$G$41])" office:value-type="float" office:value="0">
            <text:p>0.00E+00</text:p>
          </table:table-cell>
          <table:table-cell/>
          <table:table-cell table:formula="of:=[.D35]" office:value-type="string" office:string-value="42098.21c">
            <text:p>42098.21c</text:p>
          </table:table-cell>
          <table:table-cell table:formula="of:=[.$C$37]*[.G35]/SUM([.$G$35:.$G$41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42100.21c</text:p>
          </table:table-cell>
          <table:table-cell/>
          <table:table-cell office:value-type="float" office:value="100">
            <text:p>100</text:p>
          </table:table-cell>
          <table:table-cell office:value-type="float" office:value="9.82">
            <text:p>9.82</text:p>
          </table:table-cell>
          <table:table-cell/>
          <table:table-cell table:formula="of:=[.D36]" office:value-type="string" office:string-value="42100.21c">
            <text:p>42100.21c</text:p>
          </table:table-cell>
          <table:table-cell table:formula="of:=[.$B$37]*[.G36]/SUM([.$G$35:.$G$41])" office:value-type="float" office:value="0">
            <text:p>0.00E+00</text:p>
          </table:table-cell>
          <table:table-cell/>
          <table:table-cell table:formula="of:=[.D36]" office:value-type="string" office:string-value="42100.21c">
            <text:p>42100.21c</text:p>
          </table:table-cell>
          <table:table-cell table:formula="of:=[.$C$37]*[.G36]/SUM([.$G$35:.$G$41])" office:value-type="float" office:value="0">
            <text:p>0.00E+00</text:p>
          </table:table-cell>
        </table:table-row>
        <table:table-row table:style-name="ro1">
          <table:table-cell/>
          <table:table-cell table:number-columns-repeated="2"/>
          <table:table-cell table:number-columns-repeated="10"/>
        </table:table-row>
        <table:table-row table:style-name="ro1">
          <table:table-cell office:value-type="string">
            <text:p>82000.21c</text:p>
          </table:table-cell>
          <table:table-cell table:style-name="ce1" office:value-type="float" office:value="0.00000214">
            <text:p>2.14E-006</text:p>
          </table:table-cell>
          <table:table-cell table:style-name="ce1" office:value-type="float" office:value="0.00000168">
            <text:p>1.68E-006</text:p>
          </table:table-cell>
          <table:table-cell office:value-type="string">
            <text:p>82206.21c</text:p>
          </table:table-cell>
          <table:table-cell/>
          <table:table-cell office:value-type="float" office:value="206">
            <text:p>206</text:p>
          </table:table-cell>
          <table:table-cell office:value-type="float" office:value="24.1">
            <text:p>24.1</text:p>
          </table:table-cell>
          <table:table-cell/>
          <table:table-cell table:formula="of:=[.D38]" office:value-type="string" office:string-value="82206.21c">
            <text:p>82206.21c</text:p>
          </table:table-cell>
          <table:table-cell table:formula="of:=[.$B$41]*[.$G38]/SUM([.$G$38:.$G$40])" office:value-type="float" office:value="0">
            <text:p>0.00E+00</text:p>
          </table:table-cell>
          <table:table-cell/>
          <table:table-cell table:formula="of:=[.D38]" office:value-type="string" office:string-value="82206.21c">
            <text:p>82206.21c</text:p>
          </table:table-cell>
          <table:table-cell table:formula="of:=[.$C$41]*[.$G38]/SUM([.$G$38:.$G$40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82207.21c</text:p>
          </table:table-cell>
          <table:table-cell/>
          <table:table-cell office:value-type="float" office:value="207">
            <text:p>207</text:p>
          </table:table-cell>
          <table:table-cell office:value-type="float" office:value="22.1">
            <text:p>22.1</text:p>
          </table:table-cell>
          <table:table-cell/>
          <table:table-cell table:formula="of:=[.D39]" office:value-type="string" office:string-value="82207.21c">
            <text:p>82207.21c</text:p>
          </table:table-cell>
          <table:table-cell table:formula="of:=[.$B$41]*[.$G39]/SUM([.$G$38:.$G$40])" office:value-type="float" office:value="0">
            <text:p>0.00E+00</text:p>
          </table:table-cell>
          <table:table-cell/>
          <table:table-cell table:formula="of:=[.D39]" office:value-type="string" office:string-value="82207.21c">
            <text:p>82207.21c</text:p>
          </table:table-cell>
          <table:table-cell table:formula="of:=[.$C$41]*[.$G39]/SUM([.$G$38:.$G$40])" office:value-type="float" office:value="0">
            <text:p>0.00E+00</text:p>
          </table:table-cell>
        </table:table-row>
        <table:table-row table:style-name="ro1">
          <table:table-cell table:number-columns-repeated="3"/>
          <table:table-cell office:value-type="string">
            <text:p>82208.21c</text:p>
          </table:table-cell>
          <table:table-cell/>
          <table:table-cell office:value-type="float" office:value="208">
            <text:p>208</text:p>
          </table:table-cell>
          <table:table-cell office:value-type="float" office:value="52.4">
            <text:p>52.4</text:p>
          </table:table-cell>
          <table:table-cell/>
          <table:table-cell table:formula="of:=[.D40]" office:value-type="string" office:string-value="82208.21c">
            <text:p>82208.21c</text:p>
          </table:table-cell>
          <table:table-cell table:formula="of:=[.$B$41]*[.$G40]/SUM([.$G$38:.$G$40])" office:value-type="float" office:value="0">
            <text:p>0.00E+00</text:p>
          </table:table-cell>
          <table:table-cell/>
          <table:table-cell table:formula="of:=[.D40]" office:value-type="string" office:string-value="82208.21c">
            <text:p>82208.21c</text:p>
          </table:table-cell>
          <table:table-cell table:formula="of:=[.$C$41]*[.$G40]/SUM([.$G$38:.$G$40])" office:value-type="float" office:value="0">
            <text:p>0.00E+00</text:p>
          </table:table-cell>
        </table:table-row>
        <table:table-row table:style-name="ro1">
          <table:table-cell office:value-type="string">
            <text:p>* Note 82204 not available</text:p>
          </table:table-cell>
          <table:table-cell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Biondo</meta:initial-creator>
    <meta:creation-date>2013-07-16T16:46:28</meta:creation-date>
    <dc:date>2013-07-17T12:00:12</dc:date>
    <dc:creator>Elliott Biondo</dc:creator>
    <meta:editing-duration>PT42M3S</meta:editing-duration>
    <meta:editing-cycles>3</meta:editing-cycles>
    <meta:generator>LibreOffice/3.5$Linux_X86_64 LibreOffice_project/350m1$Build-2</meta:generator>
    <meta:document-statistic meta:table-count="3" meta:cell-count="252" meta:object-count="0"/>
  </office:meta>
</office:document-meta>
</file>